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ynch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10">
            <text:p>410</text:p>
          </table:table-cell>
          <table:table-cell table:style-name="ce22" office:value-type="float" office:value="153">
            <text:p>15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599">
            <text:p>599</text:p>
          </table:table-cell>
          <table:table-cell table:style-name="ce22" office:value-type="float" office:value="166">
            <text:p>166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1123">
            <text:p>1,123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04">
            <text:p>204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2" office:value-type="float" office:value="381">
            <text:p>381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2" office:value-type="float" office:value="250">
            <text:p>250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535">
            <text:p>53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811">
            <text:p>1,811</text:p>
          </table:table-cell>
          <table:table-cell table:style-name="ce22" office:value-type="float" office:value="186">
            <text:p>186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5165">
            <text:p>5,165</text:p>
          </table:table-cell>
          <table:table-cell table:style-name="ce23" office:value-type="float" office:value="350">
            <text:p>35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5764">
            <text:p>5,764</text:p>
          </table:table-cell>
          <table:table-cell table:style-name="ce23" office:value-type="float" office:value="516">
            <text:p>5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